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! You were able to gather plenty of Ion
Matter, and moreover, to escape the Shinigami's
surprise attack?</text:p>
          </table:table-cell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 office:value-type="string">
            <text:p>I would expect nothing less!</text:p>
          </table:table-cell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was nothin'! Now praise me more!</text:p>
          </table:table-cell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et carried away!</text:p>
          </table:table-cell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e and my gun helped, Toooo!</text:p>
          </table:table-cell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our escape from the Shinigami was
definitely all thanks to Saotome-san...</text:p>
          </table:table-cell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Reguma-kun's a real smooth-talker!
Two-headed, even!</text:p>
          </table:table-cell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you mean two-faced...</text:p>
          </table:table-cell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realize you're calling him a liar, right...?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we've now gathered
everything we need to construct the STS,
which in turn allows us to stabilize the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 office:value-type="string">
            <text:p>I'd like you to start work on it straight away.</text:p>
          </table:table-cell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already made all the preparations, so
it'll take no time at all.</text:p>
          </table:table-cell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 office:value-type="string">
            <text:p>Priest
“Let us take the Ion Matter off your hands.”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over the Ion Matter to the Priest.</text:p>
          </table:table-cell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 office:value-type="string">
            <text:p>Priest
“...My, this is far more than I imagined.”</text:p>
          </table:table-cell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 office:value-type="string">
            <text:p>Priest
“Could this surplus be in case we fail?”</text:p>
          </table:table-cell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a-about Thaaat...</text:p>
          </table:table-cell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 office:value-type="string">
            <text:p>Uhh... I'm gonna need it for something else
later, so I'd like to take half of it if you
don't Miiind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 office:value-type="string">
            <text:p>Priest
“Is that so. Very well.”</text:p>
          </table:table-cell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I wasn't planning on failing.</text:p>
          </table:table-cell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 office:value-type="string">
            <text:p>Give me an hour, and I'll be able to get you
the STS.</text:p>
          </table:table-cell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 office:value-type="string">
            <text:p>Until then, you can keep an eye on the enemy's
location using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Knight Commander Gaora
“Good work on the development of the ST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it turn out to your satisfaction?”</text:p>
          </table:table-cell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Here.</text:p>
          </table:table-cell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STS】 ×1!</text:p>
          </table:table-cell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red crystal.</text:p>
          </table:table-cell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retty..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uhh, Lumii-san, how do we use this thing?</text:p>
          </table:table-cell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nce you've sighted the Demon Portal, you just
need to place it in its vicinity.</text:p>
          </table:table-cell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 office:value-type="string">
            <text:p>It will automatically activate when it detects
the distortion, and release space-time waves
to suppress it.</text:p>
          </table:table-cell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 office:value-type="string">
            <text:p>And, once it has confirmed that the distortion
is stable, it will enter self-destruction mode
and demolish the Demon Portal.</text:p>
          </table:table-cell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 office:value-type="string">
            <text:p>Make sure you put adequate distance between
yourself and the STS once you've placed it.</text:p>
          </table:table-cell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</text:p>
          </table:table-cell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head north right away!!</text:p>
          </table:table-cell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 office:value-type="string">
            <text:p>We've just gotta blow up the Demon Portal,
then beat White Carat up!</text:p>
          </table:table-cell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Does you mean to say that White Carat is at
the location of the Demon Portal?</text:p>
          </table:table-cell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onfirmed it only moments ago using the
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 office:value-type="string">
            <text:p>If we know anything about White Carat, she
must be conducting research on the Demon
Portal in search of some kind of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n we must move with 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ho knows what reckless actions she might
take for the sake of her studies.”</text:p>
          </table:table-cell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gonna sneak up on her from behind, and
shoot her in the back of the Heeead!</text:p>
          </table:table-cell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 office:value-type="string">
            <text:p>Priest
“H... How reliable.”</text:p>
          </table:table-cell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 over our objective one more time.</text:p>
          </table:table-cell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 office:value-type="string">
            <text:p>To prevent reinforcements coming from the
demon world, we need to destroy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 office:value-type="string">
            <text:p>However, there is the fear that if we recklessly
destroy it, a space-time distortion will expand
and swallow the world whole.</text:p>
          </table:table-cell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 office:value-type="string">
            <text:p>And so, we need to use the STS to stabilize
the distortion, and then destroy the portal.</text:p>
          </table:table-cell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 office:value-type="string">
            <text:p>Furthermore, we believe White Carat to be lying
in wait near the Demon Portal. Ideally, we
should defeat her while we're there.</text:p>
          </table:table-cell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! I think I've got a handle on everything!</text:p>
          </table:table-cell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, Heavenly Maidens. You shall hereby
commence demolition of the Demon Portal!
It is all up to you!</text:p>
          </table:table-cell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ahh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